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Kartika" svg:font-family="Kartik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d672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ebd9" officeooo:paragraph-rsid="001debd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ebd9" officeooo:paragraph-rsid="0020f95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6722" officeooo:paragraph-rsid="001d67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6722" officeooo:paragraph-rsid="001debd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6722" officeooo:paragraph-rsid="001f871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officeooo:rsid="001d6722" officeooo:paragraph-rsid="001d672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d6722" officeooo:paragraph-rsid="001d672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debd9" officeooo:paragraph-rsid="001debd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normal" officeooo:paragraph-rsid="001debd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d6722" officeooo:paragraph-rsid="001d6722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d6722" officeooo:paragraph-rsid="001d672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bold" officeooo:rsid="001d6722" officeooo:paragraph-rsid="001debd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bold" officeooo:rsid="001debd9" officeooo:paragraph-rsid="001debd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1d6722" style:font-size-asian="16pt" style:font-size-complex="16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style:text-underline-style="none" fo:font-weight="normal" officeooo:paragraph-rsid="001debd9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tyle="italic" style:text-underline-style="none" fo:font-weight="normal" officeooo:paragraph-rsid="001f8713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tyle="italic" style:text-underline-style="none" fo:font-weight="normal" officeooo:paragraph-rsid="0020f95b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style="normal" style:text-underline-style="none" fo:font-weight="normal" officeooo:paragraph-rsid="001f871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tyle="normal" style:text-underline-style="none" fo:font-weight="bold" officeooo:rsid="001debd9" officeooo:paragraph-rsid="001f8713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Liberation Serif" fo:font-size="12pt" fo:font-style="italic" style:text-underline-style="none" fo:font-weight="bold" officeooo:paragraph-rsid="001debd9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2pt" fo:font-style="italic" style:text-underline-style="none" fo:font-weight="bold" officeooo:paragraph-rsid="001debd9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2pt" fo:font-style="normal" style:text-underline-style="none" fo:font-weight="normal" officeooo:paragraph-rsid="001e19e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2pt" fo:font-style="normal" style:text-underline-style="none" fo:font-weight="normal" officeooo:rsid="001e19e0" officeooo:paragraph-rsid="001debd9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2pt" fo:font-style="normal" style:text-underline-style="none" fo:font-weight="normal" officeooo:rsid="001e19e0" officeooo:paragraph-rsid="001e19e0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2pt" fo:font-style="normal" style:text-underline-style="none" fo:font-weight="normal" officeooo:rsid="001e19e0" officeooo:paragraph-rsid="001f8713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Liberation Serif" fo:font-size="12pt" fo:font-style="normal" style:text-underline-style="none" fo:font-weight="bold" officeooo:rsid="001debd9" officeooo:paragraph-rsid="001e19e0" style:font-size-asian="12pt" style:font-style-asian="normal" style:font-weight-asian="bold" style:font-name-complex="Kartika" style:font-size-complex="12pt" style:font-style-complex="normal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Liberation Serif" fo:font-size="10pt" fo:font-style="normal" style:text-underline-style="none" fo:font-weight="normal" officeooo:rsid="001e19e0" officeooo:paragraph-rsid="001e19e0" style:font-size-asian="10pt" style:font-style-asian="normal" style:font-weight-asian="normal" style:font-name-complex="Kartika" style:font-size-complex="10pt" style:font-style-complex="normal" style:font-weight-complex="normal"/>
    </style:style>
    <style:style style:name="P29" style:family="paragraph" style:parent-style-name="Standard">
      <style:paragraph-properties fo:margin-left="1.0035in" fo:margin-right="0in" fo:text-align="start" style:justify-single-word="false" fo:text-indent="-0.0098in" style:auto-text-indent="false">
        <style:tab-stops/>
      </style:paragraph-properties>
      <style:text-properties style:font-name="Liberation Serif" style:text-underline-style="none" fo:font-weight="normal" officeooo:rsid="001debd9" officeooo:paragraph-rsid="001debd9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219f39"/>
    </style:style>
    <style:style style:name="T1" style:family="text">
      <style:text-properties officeooo:rsid="001d6722"/>
    </style:style>
    <style:style style:name="T2" style:family="text">
      <style:text-properties style:text-position="super 58%" officeooo:rsid="001e19e0" style:font-name-complex="Kartika"/>
    </style:style>
    <style:style style:name="T3" style:family="text">
      <style:text-properties fo:font-size="12pt" fo:font-style="normal" fo:font-weight="bold" officeooo:rsid="001e19e0" style:font-size-asian="12pt" style:font-style-asian="normal" style:font-weight-asian="bold" style:font-name-complex="Kartika" style:font-size-complex="12pt" style:font-style-complex="normal" style:font-weight-complex="bold"/>
    </style:style>
    <style:style style:name="T4" style:family="text">
      <style:text-properties fo:font-size="12pt" fo:font-style="normal" fo:font-weight="bold" officeooo:rsid="001fe22b" style:font-size-asian="12pt" style:font-style-asian="normal" style:font-weight-asian="bold" style:font-name-complex="Kartika" style:font-size-complex="12pt" style:font-style-complex="normal" style:font-weight-complex="bold"/>
    </style:style>
    <style:style style:name="T5" style:family="text">
      <style:text-properties officeooo:rsid="001debd9"/>
    </style:style>
    <style:style style:name="T6" style:family="text">
      <style:text-properties style:text-underline-style="none" officeooo:rsid="001debd9"/>
    </style:style>
    <style:style style:name="T7" style:family="text">
      <style:text-properties style:text-underline-style="none" officeooo:rsid="001fe22b"/>
    </style:style>
    <style:style style:name="T8" style:family="text">
      <style:text-properties style:text-underline-style="solid" style:text-underline-width="auto" style:text-underline-color="font-color" officeooo:rsid="001debd9"/>
    </style:style>
    <style:style style:name="T9" style:family="text">
      <style:text-properties fo:font-style="normal" officeooo:rsid="001debd9" style:font-style-asian="normal" style:font-style-complex="normal"/>
    </style:style>
    <style:style style:name="T10" style:family="text">
      <style:text-properties fo:font-style="normal" officeooo:rsid="001f8713" style:font-style-asian="normal" style:font-style-complex="normal"/>
    </style:style>
    <style:style style:name="T11" style:family="text">
      <style:text-properties fo:font-style="normal" officeooo:rsid="001fe22b" style:font-style-asian="normal" style:font-style-complex="normal"/>
    </style:style>
    <style:style style:name="T12" style:family="text">
      <style:text-properties fo:font-style="normal" officeooo:rsid="0020f95b" style:font-style-asian="normal" style:font-style-complex="normal"/>
    </style:style>
    <style:style style:name="T13" style:family="text">
      <style:text-properties fo:font-style="normal" officeooo:rsid="001debd9" style:font-style-asian="normal" style:font-name-complex="Kartika" style:font-style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1debd9" style:font-style-asian="normal" style:font-weight-asian="normal" style:font-name-complex="Kartika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1e19e0" style:font-style-asian="normal" style:font-weight-asian="normal" style:font-name-complex="Kartika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officeooo:rsid="001f8713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fe22b" style:font-style-asian="normal" style:font-style-complex="normal"/>
    </style:style>
    <style:style style:name="T18" style:family="text">
      <style:text-properties fo:font-style="normal" fo:font-weight="normal" officeooo:rsid="001debd9" style:font-style-asian="normal" style:font-weight-asian="normal" style:font-name-complex="Kartika" style:font-style-complex="normal" style:font-weight-complex="normal"/>
    </style:style>
    <style:style style:name="T19" style:family="text">
      <style:text-properties fo:font-style="normal" fo:font-weight="normal" officeooo:rsid="001e19e0" style:font-style-asian="normal" style:font-weight-asian="normal" style:font-name-complex="Kartika" style:font-style-complex="normal" style:font-weight-complex="normal"/>
    </style:style>
    <style:style style:name="T20" style:family="text">
      <style:text-properties fo:font-style="normal" fo:font-weight="normal" officeooo:rsid="0020f95b" style:font-style-asian="normal" style:font-weight-asian="normal" style:font-name-complex="Kartika" style:font-style-complex="normal" style:font-weight-complex="normal"/>
    </style:style>
    <style:style style:name="T21" style:family="text">
      <style:text-properties officeooo:rsid="001e19e0" style:font-name-complex="Kartika"/>
    </style:style>
    <style:style style:name="T22" style:family="text">
      <style:text-properties officeooo:rsid="001fe22b" style:font-name-complex="Kartika"/>
    </style:style>
    <style:style style:name="T23" style:family="text">
      <style:text-properties style:font-name="Liberation Serif" fo:font-size="12pt" officeooo:rsid="001d6722" style:font-size-asian="12pt" style:font-size-complex="12pt"/>
    </style:style>
    <style:style style:name="T24" style:family="text">
      <style:text-properties style:font-name="Liberation Serif" fo:font-size="12pt" officeooo:rsid="002142e6" style:font-size-asian="12pt" style:font-size-complex="12pt"/>
    </style:style>
    <style:style style:name="T25" style:family="text">
      <style:text-properties style:font-name="Liberation Serif" fo:font-size="12pt" officeooo:rsid="00230622" style:font-size-asian="12pt" style:font-size-complex="12pt"/>
    </style:style>
    <style:style style:name="T26" style:family="text">
      <style:text-properties style:font-name="Liberation Serif" fo:font-size="12pt" fo:font-style="normal" style:text-underline-style="none" fo:font-weight="normal" officeooo:rsid="001debd9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officeooo:rsid="001f8713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T28" style:family="text">
      <style:text-properties officeooo:rsid="001f8713"/>
    </style:style>
    <style:style style:name="T29" style:family="text">
      <style:text-properties officeooo:rsid="001fe22b"/>
    </style:style>
    <style:style style:name="T30" style:family="text">
      <style:text-properties fo:font-size="10pt" officeooo:rsid="001e19e0" style:font-size-asian="10pt" style:font-name-complex="Kartika" style:font-size-complex="10pt"/>
    </style:style>
    <style:style style:name="T31" style:family="text">
      <style:text-properties officeooo:rsid="0020f95b"/>
    </style:style>
    <style:style style:name="T32" style:family="text">
      <style:text-properties officeooo:rsid="00230622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li K Carter</text:p>
      <text:p text:style-name="P12">Technical Artist</text:p>
      <text:p text:style-name="P15"><text:a xlink:type="simple" xlink:href="http://www.ToliCarter.com/"><text:span text:style-name="T23">www.</text:span></text:a><text:a xlink:type="simple" xlink:href="http://www.ToliCarter.com/"><text:span text:style-name="T24">ToliCarter</text:span></text:a><text:a xlink:type="simple" xlink:href="http://www.ToliCarter.com/"><text:span text:style-name="T23">.com</text:span></text:a></text:p>
      <text:p text:style-name="P30"><text:a xlink:type="simple" xlink:href="mailto:Toli Carter &lt;drachis@gmail.com&gt;?subject=Re: Resume" office:name="Toli Carter"><text:span text:style-name="T32">drachis@gmail.com</text:span></text:a></text:p>
      <text:p text:style-name="P7">(310) 991-8995</text:p>
      <text:p text:style-name="P9">Objectives</text:p>
      <text:p text:style-name="P3"><text:tab/>To contribute to a game development team as a <text:span text:style-name="T28">hybrid technical </text:span><text:span text:style-name="T31">and </text:span><text:span text:style-name="T28">artistic resource, </text:span>minimizing technical difficulties encountered on any front.</text:p>
      <text:p text:style-name="P2"/>
      <text:p text:style-name="P9">Skills</text:p>
      <text:section text:style-name="Sect1" text:name="Section3">
        <text:p text:style-name="P1"><text:span text:style-name="T1">Maya </text:span><text:span text:style-name="T5">and Photoshop </text:span><text:span text:style-name="T1">Tool</text:span><text:span text:style-name="T5">s</text:span></text:p>
        <text:p text:style-name="P4">Python Scripting</text:p>
        <text:p text:style-name="P4">Perforce Setup and Automation</text:p>
        <text:p text:style-name="P2">Pipeline Maintenance</text:p>
        <text:p text:style-name="P2">Level Authoring</text:p>
        <text:p text:style-name="P2">Asset Creation</text:p>
      </text:section>
      <text:p text:style-name="P4"/>
      <text:p text:style-name="P8">Technical Proficiencies</text:p>
      <text:section text:style-name="Sect2" text:name="Section1">
        <text:section text:style-name="Sect1" text:name="Section2">
          <text:p text:style-name="P5">Python<text:span text:style-name="T28">, </text:span>PyQt, <text:s/></text:p>
          <text:p text:style-name="P6">Maya, MEL, PyMEL</text:p>
          <text:p text:style-name="P4">Photoshop, ExtendScript</text:p>
          <text:p text:style-name="P4">Perforce, <text:span text:style-name="T28">Git</text:span></text:p>
          <text:p text:style-name="P4">HLSL/CgFx</text:p>
          <text:p text:style-name="P4"><text:span text:style-name="T31">3ds </text:span>Max</text:p>
          <text:p text:style-name="P4">zBrush, Mudbox</text:p>
          <text:p text:style-name="P4">Unreal</text:p>
        </text:section>
        <text:p text:style-name="P13"/>
        <text:p text:style-name="P14">Experience</text:p>
        <text:p text:style-name="P10"><text:span text:style-name="T6"><text:tab/></text:span><text:span text:style-name="T5">Riot Games</text:span><text:span text:style-name="T6"> </text:span><text:span text:style-name="T7">(</text:span><text:span text:style-name="T6">2010 – </text:span><text:span text:style-name="T7">Febuary 2013)</text:span></text:p>
        <text:p text:style-name="P29">Responsible for tools and user setup, focused on environment artist <text:span text:style-name="T29">pipeline</text:span>, created and released maps for holidays, <text:span text:style-name="T31">prototyped current generation technologies</text:span>.</text:p>
        <text:p text:style-name="P16"><text:span text:style-name="T5"><text:tab/></text:span><text:span text:style-name="T8">Blind Wink Games</text:span><text:span text:style-name="T5"> </text:span><text:span text:style-name="T29">(</text:span><text:span text:style-name="T9">2009 – August 2009</text:span><text:span text:style-name="T11">)</text:span></text:p>
        <text:p text:style-name="P17"><text:span text:style-name="T9"><text:tab/><text:tab/></text:span><text:span text:style-name="T10">Rapidly iterated on </text:span><text:span text:style-name="T9">effects </text:span><text:span text:style-name="T10">for a </text:span><text:span text:style-name="T12">vertical slice</text:span><text:span text:style-name="T10">.</text:span></text:p>
        <text:p text:style-name="P17"><text:span text:style-name="T9"><text:tab/></text:span><text:span text:style-name="T16">Isopod Labs</text:span><text:span text:style-name="T10"> </text:span><text:span text:style-name="T11">(</text:span><text:span text:style-name="T10">2009 – May 2009</text:span><text:span text:style-name="T11">)</text:span></text:p>
        <text:p text:style-name="P17"><text:span text:style-name="T11"><text:tab/><text:tab/>Developed </text:span><text:span text:style-name="T12">weapons scripts </text:span><text:span text:style-name="T11">and </text:span><text:span text:style-name="T11">effects for an Xbox live arcade game.</text:span></text:p>
        <text:p text:style-name="P17"><text:span text:style-name="T10"><text:tab/></text:span><text:span text:style-name="T17">Digital ToyBox</text:span><text:span text:style-name="T10"> </text:span><text:span text:style-name="T11">(May 2008 – December 2008)</text:span></text:p>
        <text:p text:style-name="P18"><text:span text:style-name="T11"><text:tab/><text:tab/>Created effects for Chadam: The S</text:span><text:span text:style-name="T12">e</text:span><text:span text:style-name="T11">r</text:span><text:span text:style-name="T12">ie</text:span><text:span text:style-name="T11">s matching story boards.</text:span></text:p>
        <text:p text:style-name="P18"><text:span text:style-name="T4"><text:s/></text:span><text:span text:style-name="T3">Awards</text:span></text:p>
        <text:p text:style-name="P23"><text:span text:style-name="T21">Unearthly Challenge 3</text:span><text:span text:style-name="T2">rd</text:span><text:span text:style-name="T21"> place with entry “Emberspawn”</text:span></text:p>
        <text:p text:style-name="P25">Make Something Uneal <text:span text:style-name="T31">finalist</text:span> in Phase 2 and 4 with Boilerplate for: </text:p>
        <text:p text:style-name="P25"><text:tab/>Best; Graphics, Game Mod, vCTF Level, New Character, FPS</text:p>
        <text:p text:style-name="P19"><text:span text:style-name="T21">Interviewed </text:span><text:span text:style-name="T22">on </text:span><text:span text:style-name="T21">G4tv “Will Work For Games: Student Developers” <text:s/></text:span><text:span text:style-name="T22">about Legion </text:span><text:span text:style-name="T30">[http://g4.tv/M3G7UU]</text:span></text:p>
        <text:p text:style-name="P20"/>
        <text:p text:style-name="P20">Education</text:p>
        <text:p text:style-name="Standard"><text:span text:style-name="T26">B.Sc. in Game Art &amp; Design, The Art Institute of California</text:span><text:span text:style-name="T27"> – </text:span><text:span text:style-name="T26">Los Angeles, Graduated with Honors,</text:span></text:p>
        <text:p text:style-name="P27"/>
        <text:p text:style-name="P27">Student Works</text:p>
        <text:p text:style-name="P21"><text:span text:style-name="T13"><text:tab/></text:span><text:span text:style-name="T14">Game Wizards</text:span><text:span text:style-name="T18"> </text:span><text:span text:style-name="T20">(October </text:span><text:span text:style-name="T18">2007 – March 2009</text:span><text:span text:style-name="T20">)</text:span></text:p>
        <text:p text:style-name="P21"><text:span text:style-name="T18"><text:tab/><text:tab/></text:span><text:span text:style-name="T20">Projects; </text:span><text:span text:style-name="T19">Boilerplate, Legion, Detox, Dead Man's Tales</text:span></text:p>
        <text:p text:style-name="P26"><text:tab/><text:tab/>Lead <text:span text:style-name="T28">for </text:span>game mod team<text:span text:style-name="T28">s</text:span> <text:span text:style-name="T28">of </text:span>30+ crafting high quality functional art <text:span text:style-name="T28">mods for</text:span> Unreal <text:span text:style-name="T28">3</text:span>.</text:p>
        <text:p text:style-name="P22"><text:span text:style-name="T19"><text:tab/></text:span><text:span text:style-name="T15">Red Giant</text:span><text:span text:style-name="T19"> </text:span><text:span text:style-name="T20">(</text:span><text:span text:style-name="T19">June 2008 – September 2008, June 2009 – January 2010</text:span><text:span text:style-name="T20">)</text:span></text:p>
        <text:p text:style-name="P24"><text:tab/><text:tab/><text:span text:style-name="T31">Project: </text:span>Phantasmagorium</text:p>
        <text:p text:style-name="P25"><text:tab/><text:tab/>Created a Maya asset pipeline, <text:span text:style-name="T29">managed content </text:span>and directed asset creation.</text:p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Kartika" svg:font-family="Kartik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chis </meta:initial-creator>
    <meta:creation-date>2013-01-30T12:55:21</meta:creation-date>
    <dc:date>2013-04-09T19:03:57</dc:date>
    <meta:editing-duration>PT13M15S</meta:editing-duration>
    <meta:editing-cycles>6</meta:editing-cycles>
    <meta:generator>LibreOffice/3.6$Linux_X86_64 LibreOffice_project/360m1$Build-2</meta:generator>
    <dc:creator>Drachis </dc:creator>
    <meta:document-statistic meta:table-count="0" meta:image-count="0" meta:object-count="0" meta:page-count="1" meta:paragraph-count="46" meta:word-count="257" meta:character-count="1736" meta:non-whitespace-character-count="1498"/>
  </office:meta>
</office:document-meta>
</file>